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ahoma" style:text-underline-style="solid" style:text-underline-width="auto" style:text-underline-color="font-color"/>
    </style:style>
    <style:style style:name="P2" style:family="paragraph" style:parent-style-name="Standard">
      <style:text-properties style:font-name="Tahoma" style:text-underline-style="none"/>
    </style:style>
    <style:style style:name="P3" style:family="paragraph" style:parent-style-name="Standard" style:list-style-name="L1">
      <style:text-properties style:font-name="Tahoma"/>
    </style:style>
    <style:style style:name="P4" style:family="paragraph" style:parent-style-name="Standard" style:list-style-name="L1">
      <style:text-properties style:font-name="Tahoma" fo:font-weight="bold" style:font-weight-asian="bold" style:font-weight-complex="bold"/>
    </style:style>
    <style:style style:name="P5" style:family="paragraph" style:parent-style-name="Standard" style:list-style-name="L1">
      <style:text-properties style:font-name="Tahoma" style:text-underline-style="solid" style:text-underline-width="auto" style:text-underline-color="font-color" fo:font-weight="bold" style:font-weight-asian="bold" style:font-weight-complex="bold"/>
    </style:style>
    <style:style style:name="P6" style:family="paragraph" style:parent-style-name="Standard" style:list-style-name="L2">
      <style:text-properties style:font-name="Tahoma" style:text-underline-style="solid" style:text-underline-width="auto" style:text-underline-color="font-color"/>
    </style:style>
    <style:style style:name="P7" style:family="paragraph" style:parent-style-name="Standard" style:list-style-name="L2">
      <style:text-properties style:font-name="Tahoma" style:text-underline-style="solid" style:text-underline-width="auto" style:text-underline-color="font-color" fo:font-weight="normal" style:font-weight-asian="normal" style:font-weight-complex="normal"/>
    </style:style>
    <style:style style:name="P8" style:family="paragraph" style:parent-style-name="Standard" style:list-style-name="L2">
      <style:text-properties style:font-name="Tahoma" style:text-underline-style="none"/>
    </style:style>
    <style:style style:name="P9" style:family="paragraph" style:parent-style-name="Standard" style:list-style-name="L2">
      <style:text-properties style:font-name="Tahoma" style:text-underline-style="none" fo:font-weight="bold" style:font-weight-asian="bold" style:font-weight-complex="bold"/>
    </style:style>
    <style:style style:name="P10" style:family="paragraph" style:parent-style-name="Standard" style:list-style-name="L2">
      <style:text-properties style:font-name="Tahoma" style:text-underline-style="none" fo:font-weight="normal" style:font-weight-asian="normal" style:font-weight-complex="normal"/>
    </style:style>
    <style:style style:name="P11" style:family="paragraph" style:parent-style-name="Standard" style:list-style-name="L2">
      <style:text-properties style:font-name="Tahoma" style:text-underline-style="none" fo:background-color="#ffff00"/>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810554358264637248" text:style-name="L1">
        <text:list-item>
          <text:p text:style-name="P3"><text:span text:style-name="T1">WordPress</text:span> es una herramienta de blogs de código abierto y un sistema de gestión de contenidos (CMS), impulsado por PHP. Puede utilizar la variedad de características, plugins y plantillas que presta a crear su propio sitio web o blog de forma gratuita.</text:p>
          <text:p text:style-name="P3"/>
        </text:list-item>
        <text:list-item>
          <text:p text:style-name="P3"><text:span text:style-name="T1"><text:s/>Joomla</text:span> es un sistema de gestión de contenido premiado (CMS), que le permite construir sitios Web y aplicaciones en línea potentes.</text:p>
          <text:p text:style-name="P4"/>
        </text:list-item>
        <text:list-item>
          <text:p text:style-name="P3"><text:span text:style-name="T1">Drupal</text:span> es una plataforma de gestión de contenido de código abierto alimentar a millones de sitios web y aplicaciones.</text:p>
          <text:p text:style-name="P5"/>
        </text:list-item>
        <text:list-item>
          <text:p text:style-name="P3"><text:span text:style-name="T3">Cyclos</text:span><text:span text:style-name="T2"> 4 PRO es nuestra plataforma de pago para grandes empresas y organizaciones. Es un software seguro y fiable JAVA que se puede instalar en su servidor. Tanto el servidor de aplicaciones como el servidor de base de datos son totalmente para clúster. Se ofrece servicios de banca móvil (Mobile app, SMS, USSD *, e IVR *), banca en línea y mucho más.</text:span></text:p>
        </text:list-item>
      </text:list>
      <text:p text:style-name="P1"/>
      <text:list xml:id="list889572415521195428" text:style-name="L2">
        <text:list-item>
          <text:p text:style-name="P8"><text:span text:style-name="T1">Jenkins</text:span> es un servidor de integración continua de código abierto con más de 300 plugins para soportar todo tipo de desarrollo de software.</text:p>
          <text:p text:style-name="P6"/>
        </text:list-item>
        <text:list-item>
          <text:p text:style-name="P8"><text:span text:style-name="T1">Magnolia </text:span>CMS permite a los usuarios de negocio con confianza y fácilmente entran, gestionar y publicar contenido para los canales web y afines; que permite a los expertos de marketing web para controlar el branding y la vida contenido en ciclos a través de una multitud de sitios web, idiomas, marcas y canales; y los desarrolladores extender fácilmente y personalizar el sistema de gestión de contenidos para satisfacer las necesidades empresariales y editoriales.</text:p>
          <text:p text:style-name="P8"/>
        </text:list-item>
        <text:list-item>
          <text:p text:style-name="P8"><text:span text:style-name="T3">OpenCms</text:span><text:span text:style-name="T4"> de Alkacon</text:span><text:span text:style-name="T5"> </text:span>Software es un sistema fácil de usar de gestión de contenido profesional, sitio web. OpenCms ayuda a los gestores de contenidos en todo el mundo para crear y mantener sitios web hermosos rápido y eficiente.</text:p>
          <text:p text:style-name="P8"/>
        </text:list-item>
        <text:list-item>
          <text:p text:style-name="P8"><text:span text:style-name="T1">Magento</text:span> es el software de comercio electrónico y plataforma de confianza para las principales marcas del mundo. Haga crecer su negocio en línea con Magento!</text:p>
        </text:list-item>
      </text:list>
      <text:p text:style-name="P2"/>
      <text:list xml:id="list39464227" text:continue-numbering="true" text:style-name="L2">
        <text:list-item>
          <text:p text:style-name="P9">Alfresco</text:p>
          <text:p text:style-name="P8">Su contenido empresarial. Siempre en sintonía. La única solución de gestión de contenido empresarial que puede utilizar en la nube, en las instalaciones y en ambos.</text:p>
          <text:p text:style-name="P8"/>
        </text:list-item>
        <text:list-item>
          <text:p text:style-name="P8"><text:span text:style-name="T1">Nexus Repository Manager</text:span> </text:p>
          <text:p text:style-name="P8">Nexus establece el estándar para la gestión del repositorio de proporcionar los equipos de desarrollo con la capacidad de repositorios remotos proxy y artefactos de software acción</text:p>
          <text:p text:style-name="P8"/>
        </text:list-item>
        <text:list-item>
          <text:p text:style-name="P9">Cyclos3 CE </text:p>
          <text:p text:style-name="P8"><text:span text:style-name="T5">Cyclos ofrece un completo sistema de pago en línea con módulos adicionales, tales como herramientas de comercio electrónico y de comunicaciones. Los Cyclos permisos plataforma instituciones como bancos y MFI`s locales para ofrecer servicios bancarios </text:span><text:soft-page-break/><text:span text:style-name="T5">que pueden estimular el comercio y el desarrollo local. Cyclos también es utilizado por muchas organizaciones y comunidades para prestar servicios de moneda comunitaria.</text:span></text:p>
          <text:p text:style-name="P10"/>
        </text:list-item>
        <text:list-item>
          <text:p text:style-name="P11"><text:span text:style-name="T3">OwnCloud</text:span><text:span text:style-name="T5"> representa una fuente abierta y almacenamiento en la nube de archivos gratuito. Se puede utilizar fácilmente para compartir y sincronización de datos, así como sólo para el almacenamiento de documentos.</text:span></text:p>
          <text:p text:style-name="P10"/>
        </text:list-item>
        <text:list-item>
          <text:p text:style-name="P8"><text:span text:style-name="T1">Liferay Portal</text:span><text:span text:style-name="T5"> es una plataforma web de la empresa para la construcción de soluciones de negocio que ofrecen resultados inmediatos y valor a largo plazo.</text:span></text:p>
          <text:p text:style-name="P10"/>
        </text:list-item>
        <text:list-item>
          <text:p text:style-name="P8"><text:span text:style-name="T1">XWiki </text:span><text:span text:style-name="T5">es una wiki profesional que tiene las características de extensibilidad de gran alcance, tales como secuencias de comandos en páginas, plugins y una arquitectura altamente modular.</text:span></text:p>
          <text:p text:style-name="P7"/>
        </text:list-item>
        <text:list-item>
          <text:p text:style-name="P8"><text:span text:style-name="T1">MODX </text:span><text:span text:style-name="T5">es la plataforma de gestión de contenido web para aquellos que realmente se preocupan por el diseño sin compromiso y experiencia de usuario excepcional. Se le da un control completo sobre el sitio y el contenido, con la flexibilidad y escalabilidad para adaptarse a sus necesidades cambiantes</text:span></text:p>
          <text:p text:style-name="P10"/>
        </text:list-item>
        <text:list-item>
          <text:p text:style-name="P8"><text:span text:style-name="T1">DokuWiki</text:span><text:span text:style-name="T5"> es un fácil de usar y muy versátil Open Source software wiki que no requiere una base de datos. Es amado por los usuarios por su sintaxis limpia y legible. La facilidad de mantenimiento, copias de seguridad y la integración hace que sea el favorito de un administrador</text:span></text:p>
          <text:p text:style-name="P10"/>
        </text:list-item>
        <text:list-item>
          <text:p text:style-name="P8"><text:span text:style-name="T3">PrestaShop </text:span><text:span text:style-name="T5">es una solución de código abierto y totalmente personalizable para la venta de productos en línea, que es eficaz, rápido y fácil de usar, incluso para los no profesionales</text:span></text:p>
          <text:p text:style-name="P7"/>
        </text:list-item>
        <text:list-item>
          <text:p text:style-name="P8"><text:span text:style-name="T1">SugarCRM</text:span><text:span text:style-name="T5"> automatiza sus procesos de ventas básicas, servicio al cliente y marketing. Se fusiona simplicidad, movilidad y aspectos sociales de su aplicación a la optimización de procesos de negocio de CRM convencional</text:span></text:p>
          <text:p text:style-name="P10"/>
        </text:list-item>
        <text:list-item>
          <text:p text:style-name="P8"><text:span text:style-name="T1">Moodle</text:span><text:span text:style-name="T5"> es una plataforma de aprendizaje, diseñado para proporcionar a los educadores y estudiantes con un único sistema robusto, seguro e integrado para crear entornos de aprendizaje personalizados</text:span></text:p>
          <text:p text:style-name="P7"/>
        </text:list-item>
        <text:list-item>
          <text:p text:style-name="P8"><text:span text:style-name="T1">Ametys</text:span><text:span text:style-name="T5"> </text:span><text:span text:style-name="T4">ies</text:span><text:span text:style-name="T5"> un sistema profesional de gestión de contenidos web de código libre y abierto (WCMS), que combina la riqueza de contenido con una interfaz fácil de usar</text:span></text:p>
          <text:p text:style-name="P10"/>
        </text:list-item>
        <text:list-item>
          <text:p text:style-name="P8"><text:span text:style-name="T1">ProcessWire</text:span><text:span text:style-name="T5"> es un sistema de gestión de contenidos PHP-potencia y el marco (CMS / CMF) de código abierto, diseñado para tener una simplicidad accesible que se mantiene independientemente de su complejidad sitio</text:span></text:p>
          <text:p text:style-name="P10"/>
        </text:list-item>
        <text:list-item>
          <text:p text:style-name="P8"><text:span text:style-name="T3">WikkaWiki </text:span><text:span text:style-name="T5">es un motor flexible y compatible con los estándares y ligero wiki escrito en PHP, que utiliza MySQL para almacenar las páginas. Diseñado para la velocidad, la extensibilidad y seguridad.</text:span></text:p>
        </text:list-item>
        <text:list-item>
          <text:p text:style-name="P8"><text:soft-page-break/><text:span text:style-name="T1">Maian Support</text:span><text:span text:style-name="T5"> El apoyo es una parte integral de cualquier negocio y un buen soporte le ayuda a construir una relación sólida entre usted y sus clientes. Maian soporte le ayuda a construir su confianza, proporcionando un fácil utilizar el sistema de apoyo de forma totalmente gratuita.</text:span></text:p>
          <text:p text:style-name="P10"/>
        </text:list-item>
        <text:list-item>
          <text:p text:style-name="P8"><text:span text:style-name="T1">osTicket </text:span><text:span text:style-name="T5">es uno de los sistemas de venta de entradas más populares y altamente confiables de soporte al cliente gratuito, que enruta todas las investigaciones de un simple, fácil de usar y una plataforma de atención al cliente basado en web multiusuario.</text:span></text:p>
          <text:p text:style-name="P7"/>
        </text:list-item>
        <text:list-item>
          <text:p text:style-name="P8"><text:span text:style-name="T1">OrangeHRM</text:span><text:span text:style-name="T5"> aspiraciones de un Ser El Líder Mundial en Soluciones de código abierto Para La Gestión de recursos humanos las Pequeñas y Medianas Empresas (PYME), proporcionando la ONU Sistema de Gestión de recursos humanos flexibles y Fácil de USAR Asequible PARA CUALQUIER Empresa en Todo El Mundo.</text:span></text:p>
          <text:p text:style-name="P10"/>
        </text:list-item>
        <text:list-item>
          <text:p text:style-name="P8"><text:span text:style-name="T3">qdPM</text:span><text:span text:style-name="T5"> es una herramienta de gestión de proyectos basado en web gratuito adecuado para un pequeño equipo que trabaja en múltiples projects.It es totalmente configurable. Usted puede manejar fácilmente proyectos, tareas y People.Customers interactuar utilizando un sistema de tickets que se integra en la gestión de tareas.</text:span></text:p>
          <text:p text:style-name="P10"/>
        </text:list-item>
        <text:list-item>
          <text:p text:style-name="P8"><text:span text:style-name="T1">Traq </text:span><text:span text:style-name="T5">es un gestor de proyectos PHP potencia, capaz de rastrear temas para múltiples proyectos e hitos múltiples, también hay una línea de tiempo del proyecto que muestra los eventos Acerca de hitos y más.</text:span></text:p>
          <text:p text:style-name="P10"/>
        </text:list-item>
        <text:list-item>
          <text:p text:style-name="P8"><text:span text:style-name="T1">ImpressPages </text:span><text:span text:style-name="T5">CMS es un software fácil de usar. Sus herramientas permiten a los usuarios gestionar el contenido del sitio web de una manera conveniente. La ventaja de ImpressPages es la oportunidad de ver cómo la página web que se está editando se verá como después de la changes.All la información podría ser administrado directamente en el sitio web. No hay necesidad de realizar monótona lay-out tasks.Insertion de </text:span><text:span text:style-name="T4">texto,</text:span><text:span text:style-name="T5"> imágenes, galerías y video es muy simple</text:span></text:p>
          <text:p text:style-name="P10"/>
        </text:list-item>
        <text:list-item>
          <text:p text:style-name="P8"><text:span text:style-name="T1">FluxBB</text:span><text:span text:style-name="T5"> es una aplicación de foro libre de código abierto diseñado para ser rápido, ligero y fácil de usar. Código FluxBB, escrito en PHP, tiene un historial probado de la estabilidad y la seguridad. FluxBB se está desarrollando activamente.</text:span></text:p>
          <text:p text:style-name="P10"/>
        </text:list-item>
        <text:list-item>
          <text:p text:style-name="P8"><text:span text:style-name="T1">jCore</text:span><text:span text:style-name="T5"> es el núcleo del sistema en el que se puede construir sus sitios de los clientes del Núcleo. Este es el sistema que contiene todas las librerías y / o módulos que se utilizan para la manera en que su cliente sites.This si hay una nueva versión o una importante corrección de errores que usted no tendrá que actualizar todos los sitios, uno por uno para cada uno de sus clientes, simplemente actualizar servidor jCore y todos sus sitios de los clientes se actualizarán a la vez.</text:span></text:p>
          <text:p text:style-name="P7"/>
        </text:list-item>
        <text:list-item>
          <text:p text:style-name="P8"><text:span text:style-name="T1">Open eShop</text:span><text:span text:style-name="T5"> es un script PHP que le permite empezar a vender ningún bien digitales, como MP3, libros electrónicos, películas, software .. o cualquier servicio que usted ofrece. Sólo en cuestión de minutos en su propio alojamiento. Conmigo vas a ser capaz de dar soporte a sus clientes desde el panel y notificará de nuevos cambios a </text:span><text:soft-page-break/><text:span text:style-name="T5">sus compradores. También puede auto generar números de licencia a sus ventas.</text:span></text:p>
          <text:p text:style-name="P7"/>
        </text:list-item>
        <text:list-item>
          <text:p text:style-name="P8"><text:span text:style-name="T1">ArticleSetup</text:span><text:span text:style-name="T5"> es el poderoso, flexible, y sorprendentemente simple software web que puede utilizar para configurar su propio sitio web directorio del artículo. Este script prima es fácil de usar, personalizable, rica en características, totalmente compatible y lo mejor de todo es que es totalmente gratuito - para siempre. ArticleSetup es la libre PHP script de directorio de artículos que permite publicar artículos presentados por los autores; similar a EzineArticles o ArticleBase.</text:span></text:p>
          <text:p text:style-name="P10"/>
        </text:list-item>
        <text:list-item>
          <text:p text:style-name="P8"><text:span text:style-name="T1">osCommerce</text:span><text:span text:style-name="T5"> es una solución de comercio electrónico tienda online que ofrece una amplia gama de funciones fuera de la caja que permite a las tiendas en línea que sean configuración bastante rápidamente y con facilidad, y está disponible de forma gratuita como una solución basada en Open Source.</text:span></text:p>
          <text:p text:style-name="P10"/>
        </text:list-item>
        <text:list-item>
          <text:p text:style-name="P8"><text:span text:style-name="T1">Pixie</text:span><text:span text:style-name="T5"> es una aplicación web gratuita de código abierto que ayudará a crear rápidamente su propio sitio web. Mucha gente se refiere a este tipo de software como</text:span></text:p>
          <text:p text:style-name="P10"/>
        </text:list-item>
        <text:list-item>
          <text:p text:style-name="P8"><text:span text:style-name="T1">Piwigo</text:span><text:span text:style-name="T5"> es un software de la galería de fotos para la web, construido por una comunidad activa de usuarios y desarrolladores. Extensiones hacen Piwigo fácilmente personalizable. La guinda del pastel, Piwigo es libre y de código abierto.</text:span></text:p>
          <text:p text:style-name="P10"/>
        </text:list-item>
        <text:list-item>
          <text:p text:style-name="P8"><text:span text:style-name="T3">PhpGedView</text:span><text:span text:style-name="T5"> es un programa de genealogía revolucionaria que le permite ver y editar su genealogía en su sitio web. PhpGedView tiene las funciones de edición, funciones de privacidad completa, puede importar desde archivos GEDCOM, y soporta multimedia como fotos e imágenes de documentos. PhpGedView también simplifica el proceso de colaborar con otras personas que trabajan en su árbol genealógico. Su última información de la genealogía está siempre en su sitio web y disponible para que otros lo vean.</text:span></text:p>
          <text:p text:style-name="P10"/>
        </text:list-item>
        <text:list-item>
          <text:p text:style-name="P8"><text:span text:style-name="T1">Coppermine</text:span><text:span text:style-name="T5"> es una de usos múltiples con todas las funciones y la galería de fotos web integrada guión escrito en PHP usando GD o ImageMagick como biblioteca de imágenes con un motor MySQL. CPG está tan completamente equipado que no es suficiente para enumerar completamente</text:span></text:p>
          <text:p text:style-name="P10"/>
        </text:list-item>
        <text:list-item>
          <text:p text:style-name="P8"><text:span text:style-name="T1">Logaholic</text:span><text:span text:style-name="T5"> es una potente solución de analítica web que proporciona información fiable y objetiva sobre el desempeño de sus contenido del sitio web, el tráfico, las palabras clave y la comercialización. Obtener ideas útiles que le ayudarán a mejorar su sitio hoy. Etiquetas bajos Logaholic seguimiento impacto Javascript asegurar que la recopilación de datos no se ralentizará su sitio web. Si el seguimiento de falla, lo hace sin retrasos en el tiempo de carga, invisibles para el usuario.</text:span></text:p>
          <text:p text:style-name="P10"/>
        </text:list-item>
        <text:list-item>
          <text:p text:style-name="P8"><text:span text:style-name="T1">videoDB</text:span><text:span text:style-name="T5"> es una aplicación web para gestionar una colección de video personal. Los tipos de vídeo Múltiples son compatibles, que van desde las cintas de VHS y DVD para discos Blu-ray y archivos DivX en el disco-disco. Incluso los juegos de vídeo son compatibles. VideoDB le permite mantener fácilmente y gestionar tu colección de características de ir a buscar los datos de películas y portadas de varias informaciones </text:span><text:soft-page-break/><text:span text:style-name="T5">de fuentes, incluyendo la Internet Movie Database (IMDB), Amazon, Allociné, DVD interior, DVD Place, Google, OFDB, DVD y tv.com . Los datos externos como imágenes de la cubierta o miniaturas actor está en caché localmente en videoDB y fácilmente disponibles en su base de datos.</text:span></text:p>
          <text:p text:style-name="P10"/>
        </text:list-item>
        <text:list-item>
          <text:p text:style-name="P8"><text:span text:style-name="T1">Dokeos</text:span><text:span text:style-name="T5"> es una aplicación web e-learning y gestión de cursos. Ofrece todas las características necesarias para el e-learning y gestión del aprendizaje mezclado: De autoría de informes. Dokeos es compatible con muchos tipos diferentes de actividades de aprendizaje y colaboración. Profesores / formadores pueden crear, administrar y publicar sus cursos a través de la web. Estudiantes / alumnos pueden seguir cursos, leer el contenido o participar activamente a través de grupos, foros, chat.</text:span></text:p>
          <text:p text:style-name="P10"/>
        </text:list-item>
        <text:list-item>
          <text:p text:style-name="P8"><text:span text:style-name="T1">e107 </text:span><text:span text:style-name="T5">es un sistema de gestión de contenidos escrito en PHP y utilizando el sistema de base de datos MySQL de código abierto muy popular para el almacenamiento de contenido. Es completamente gratuito, totalmente personalizable y en constante desarrollo.</text:span></text:p>
          <text:p text:style-name="P10"/>
        </text:list-item>
        <text:list-item>
          <text:p text:style-name="P8"><text:span text:style-name="T1">OpenCart</text:span><text:span text:style-name="T5"> es un sistema de carrito de la compra en línea basado en PHP de código abierto. Una solución de comercio electrónico robusto para los comerciantes de Internet con la capacidad de crear su propio negocio en línea y participar en el comercio electrónico, a un costo mínimo. OpenCart está diseñado rico en características, fácil de usar, los motores de búsqueda y con una interfaz visualmente atractivo.</text:span></text:p>
          <text:p text:style-name="P7"/>
        </text:list-item>
        <text:list-item>
          <text:p text:style-name="P8"><text:span text:style-name="T1">Sitemagic</text:span><text:span text:style-name="T5"> CMS es un increíble sistema de gestión de contenido que le ayuda a crear y mantener sitios web profesionales. Sitemagic CMS es un Sistema de Gestión de Contenidos ligero pero muy capaz. Sitemagic CMS es super fácil de usar. La instalación es sencilla ya que no requiere base de datos (MySQL, pero se admite para grandes sitios web). El menú de administración proporciona un fácil acceso a todo el construido en la funcionalidad. Sitemagic CMS es muy rápido, muy fiable y muy flexible, ya que se puede esperar de un sistema profesional de gestión de contenidos. Personalice fácilmente uno de los 9 grandes plantillas de diseño de futuro incluidas con el construido en el Diseñador de CSS.</text:span></text:p>
          <text:p text:style-name="P10"/>
        </text:list-item>
        <text:list-item>
          <text:p text:style-name="P8"><text:span text:style-name="T1">Feng Office</text:span><text:span text:style-name="T5"> es una plataforma de colaboración que le permite gestionar sus proyectos y servicios de oficina, colaborar con su equipo y sus clientes, organizar y compartir documentos y archivos. Feng Office se está desarrollando activamente.</text:span></text:p>
          <text:p text:style-name="P7"/>
        </text:list-item>
        <text:list-item>
          <text:p text:style-name="P8"><text:span text:style-name="T1">BoxBilling</text:span><text:span text:style-name="T5"> Nueva generación de software de facturación gratis! Gestión de clientes completa, la facturación &amp; amp; software de soporte. BoxBilling es gratuito y será siempre libre! Usted puede vender cualquier producto imaginable - alojamiento web, licencias de software, servidores, productos descargables y configuración de cualquier producto de encargo.</text:span></text:p>
          <text:p text:style-name="P10"/>
        </text:list-item>
        <text:list-item>
          <text:p text:style-name="P8"><text:span text:style-name="T1">MyBB </text:span><text:span text:style-name="T5">es un paquete de software del sistema de tablón de anuncios gratis desarrollada por el Grupo de MyBB. Una gran cantidad de pensamiento ha entrado en </text:span><text:soft-page-break/><text:span text:style-name="T5">la interfaz MyBB para que sea fácil de usar. MyBB usa una estructura de panel de discusión estándar, por lo que sus visitantes se sentirá familiarizado con la forma en MyBB funciona.</text:span></text:p>
          <text:p text:style-name="P7"/>
        </text:list-item>
        <text:list-item>
          <text:p text:style-name="P8"><text:span text:style-name="T1">PmWiki </text:span><text:span text:style-name="T5">es un sistema basado en wiki para la creación y mantenimiento de sitios web de colaboración. Páginas de PmWiki son parecidas y actuar como las páginas web normales, excepto que tienen una "corrige" el "link =" = "" que = "" hace = "" que = "" fácil = "" a = "" modify = "" existente = "" páginas = "" y = "" add = "" new = "" en = "" los = "" sitio web, = "" usando = "" = básico "" edición = "" reglas. = "" que = "" do = "" no = "" necesidad = "" saber = "o =" "uso" = "" ningún = "" html = "" css. = "" page = "" puede = "" ser = "autores "left =" "open =" "público =" "restringido =" "pequeña =" "grupos =" "de =" ".</text:span></text:p>
          <text:p text:style-name="P7"/>
        </text:list-item>
        <text:list-item>
          <text:p text:style-name="P8"><text:span text:style-name="T1">Abante Cart</text:span><text:span text:style-name="T5"> es una solución de comercio electrónico basado en PHP libre para que los comerciantes ofrecen la capacidad de crear negocio en línea y vender productos en línea rápida y aplicación efficient.AbanteCart se fabrican y se atienden por los entusiastas experimentados que son apasionados de su trabajo y su contribución a la rápida evolución e Comercio industry.AbanteCart es algo más que un carro de compras, está creciendo rápidamente plataforma de comercio electrónico con muchos beneficios.</text:span></text:p>
          <text:p text:style-name="P10"/>
        </text:list-item>
        <text:list-item>
          <text:p text:style-name="P8"><text:span text:style-name="T3">phpBB</text:span><text:span text:style-name="T5"> es utilizado por millones de personas a diario, por lo que es el sistema de boletín de código abierto más utilizado en el mundo. Tanto si desea mantenerse en contacto con un pequeño grupo de amigos o busca establecer una tabla multi-categoría grande para una web corporativa, phpBB tiene las características que necesite integrados.</text:span></text:p>
          <text:p text:style-name="P10"/>
        </text:list-item>
        <text:list-item>
          <text:p text:style-name="P8"><text:span text:style-name="T1">Sharetronix</text:span><text:span text:style-name="T5"> es la plataforma de microblogging de código abierto más popular del mundo. Sharetronix permite a las personas para intercambiar ideas y multimedia en tiempo real.</text:span></text:p>
          <text:p text:style-name="P10"/>
        </text:list-item>
        <text:list-item>
          <text:p text:style-name="P8"><text:span text:style-name="T3">Chamilo </text:span><text:span text:style-name="T5">es un sistema de e-learning en toda regla. Consiga sus profesores y formadores hacia arriba y que enseñan en ningún momento. Algunos de nuestros usuarios reportan una relación de 1/5 del tiempo de formación en comparación con los más famosos LMS de código abierto para prepararlos. Los instructores pueden llegar al trabajo en un solo día! El futuro de la enseñanza es brillante, y también lo es Chamilo. Con avances en la evaluación de adaptación, aprendizaje social y móvil, gestión de habilidades y muchos más otros temas, los miembros de la asociación y de alta tecnología de Chamilo asegurarse de que obtiene un software libre con la última innovación de todo el mundo.</text:span></text:p>
          <text:p text:style-name="P10"/>
        </text:list-item>
        <text:list-item>
          <text:p text:style-name="P8"><text:span text:style-name="T1">Dolphin </text:span><text:span text:style-name="T5">es un software comunidad más avanzado del mundo. De código abierto, independiente, descargable, software escalable, personalizable, con todas las funciones, libre para la construcción de redes sociales, sitios de citas y comunidades web. Cargado con el chat de vídeo, grabadora, reproductor de vídeo, foros, grupos, eventos, mensajería de vídeo, buzón, aplicación de escritorio, compartir videos, </text:span><text:soft-page-break/><text:span text:style-name="T5">compartir fotos, aplicación para el iPhone y mucho más. Construye tu propio negocio o adelantar su afición con Delfines!</text:span></text:p>
          <text:p text:style-name="P10"/>
        </text:list-item>
        <text:list-item>
          <text:p text:style-name="P8"><text:span text:style-name="T1">CubeCart</text:span><text:span text:style-name="T5"> es una solución completa de software de carrito de compras de comercio electrónico. Con CubeCart usted puede rápidamente configurar un potente tienda online para vender productos digitales o tangibles a los clientes nuevos y existentes a nivel mundial. Fundada en 2003 CubeCart es una solución de comercio electrónico muy popular disfrutado por decenas de miles de comerciantes en todo el mundo.</text:span></text:p>
          <text:p text:style-name="P10"/>
        </text:list-item>
        <text:list-item>
          <text:p text:style-name="P8"><text:span text:style-name="T1">eXtplorer</text:span><text:span text:style-name="T5"> is a php-based file manager for your own web space. It's cross-browser compliant and offers everything you need. eXtplorer is a PHP- and Javascript-based File Manager, which you can be placed on your own web space. </text:span></text:p>
          <text:p text:style-name="P10"/>
        </text:list-item>
        <text:list-item>
          <text:p text:style-name="P8"><text:span text:style-name="T1">TheHostingTool</text:span><text:span text:style-name="T5"> tiene el objetivo de ofrecer la próxima generación de aplicaciones de hosting gratis. Le ofrece, el servicio de hosting, cerca de la automatización completa de todo lo que quieres que haga. Así que eso significa, registro, mensajes mensuales de cheques, suspensión y terminación. Mientras hace eso, ofrece características de cliente, como el panel de control del cliente que da a los clientes la capacidad de gestionar su cuenta.</text:span></text:p>
          <text:p text:style-name="P10"/>
        </text:list-item>
        <text:list-item>
          <text:p text:style-name="P8"><text:span text:style-name="T1">Zikula</text:span><text:span text:style-name="T5"> es un kit de herramientas de aplicaciones Web, lo que le permite ejecutar impresionantes páginas web y crear potentes aplicaciones en línea. Zikula ha recibido elogios por muchas cosas, pero nosotros belive los aspectos más destacados son la facilidad de uso, el desarrollo rápido y sencillo, la seguridad y el rendimiento y la flexibilidad, por último.</text:span></text:p>
          <text:p text:style-name="P10"/>
        </text:list-item>
        <text:list-item>
          <text:p text:style-name="P8"><text:span text:style-name="T1">Podcast Generator</text:span><text:span text:style-name="T5"> Podcast es un podcast basado guión publicación web gratuito escrito en PHP: sube archivos multimedia (audio y vídeo) a través de un formulario web, junto con información episodio y crear automáticamente el podcast feed-w3c compliant incluyendo iTunes etiquetas específicas. También cuenta con una administración web completa.</text:span></text:p>
          <text:p text:style-name="P10"/>
        </text:list-item>
        <text:list-item>
          <text:p text:style-name="P8"><text:span text:style-name="T1">Privacy Policy Generator</text:span><text:span text:style-name="T5"> es un generador gratuito que te permite generar un acuerdo de política de privacidad para su sitio en cuestión de minutos. Una vez instalado se puede generar rápidamente el acuerdo de incluir para su página de política de privacidad. Las políticas de privacidad son obligatorios por ley si usted recoge los datos personales de los usuarios. TermsFeed hace que sea fácil de generar su política de privacidad y estar al día con los últimos cambios.</text:span></text:p>
          <text:p text:style-name="P7"/>
        </text:list-item>
        <text:list-item>
          <text:p text:style-name="P8"><text:span text:style-name="T1">Bolt</text:span><text:span text:style-name="T5"> es una herramienta para la gestión de contenido, que se esfuerza por ser lo más simple y directo posible. Es rápido de instalar, fácil de configurar, utiliza plantillas elegantes, y por encima de todo: Es un placer de usar. Perno se crea utilizando bibliotecas de código abierto modernas, y es el más adecuado para construir sitios en HTML5 con marcado moderna. Desde una perspectiva técnica: Perno está escrito en PHP y utiliza cualquiera SQLite, MySQL o PostgreSQL como base de datos. Se basa en el marco Silex junto con una serie de componentes de Symfony y otras bibliotecas.</text:span></text:p>
        </text:list-item>
        <text:list-item>
          <text:p text:style-name="P8"><text:soft-page-break/><text:span text:style-name="T1">eFront</text:span><text:span text:style-name="T5"> is a modern learning system, bundled with key enterprise functionality ranging from skill-gap analysis and branch management to tailor-made reports.</text:span></text:p>
          <text:p text:style-name="P7"/>
        </text:list-item>
        <text:list-item>
          <text:p text:style-name="P8"><text:span text:style-name="T1">WebMail</text:span><text:span text:style-name="T5"> Lite es rápido y fácil de usar correo web front-end para el servidor de correo POP3 / IMAP existente. WebMail Lite se puede utilizar para acceder al correo en prácticamente cualquier POP3 o IMAP habilitado servidor de correo. El panel de administración web integrada le permite administrar la configuración del sistema sin la edición de archivos de configuración manual.</text:span></text:p>
          <text:p text:style-name="P10"/>
        </text:list-item>
        <text:list-item>
          <text:p text:style-name="P8"><text:span text:style-name="T1">Simple Invoices </text:span><text:span text:style-name="T5">se centra en las necesidades básicas de la facturación todavía ofrece a los usuarios avanzados flexibilidad sin comprometer la simplicidad.</text:span></text:p>
          <text:p text:style-name="P10"/>
        </text:list-item>
        <text:list-item>
          <text:p text:style-name="P8"><text:span text:style-name="T1">Open Real Estate</text:span><text:span text:style-name="T5"> es un software libre para la creación de sitios web de agencias de bienes raíces y corredores de bienes raíces. Se basa en Yii CMF - uno de los marcos modernos de trabajo rápido. Open Real Estate es una solución de negocios listo para su uso. Puede aumentar los beneficios de la agencia de bienes raíces y los agentes de bienes raíces también.</text:span></text:p>
          <text:p text:style-name="P10"/>
        </text:list-item>
        <text:list-item>
          <text:p text:style-name="P8"><text:span text:style-name="T3">Collabtive</text:span><text:span text:style-name="T5"> es un software de gestión de proyectos basado en la web. Collabtive está destinado para las pequeñas empresas y autónomos medianas. Collabtive es el software colaborativo basado en la nube fácil y eficiente para sus proyectos.</text:span></text:p>
          <text:p text:style-name="P10"/>
        </text:list-item>
        <text:list-item>
          <text:p text:style-name="P8"><text:span text:style-name="T3">Tiki Wiki CMS Groupware 9</text:span><text:span text:style-name="T5"> que ofrece un gran número de características</text:span></text:p>
          <text:p text:style-name="P10"/>
        </text:list-item>
        <text:list-item>
          <text:p text:style-name="P8"><text:span text:style-name="T1">Concrete5</text:span><text:span text:style-name="T5"> hace correr un sitio web fácil. Vaya a cualquier página en su sitio, y una barra de herramientas de edición le da todos los controles que necesita actualizar su sitio web. No hay manuales intimidantes, no hay interfaces de administración complicados - sólo apuntar y hacer clic.</text:span></text:p>
          <text:p text:style-name="P10"/>
        </text:list-item>
        <text:list-item>
          <text:p text:style-name="P8"><text:span text:style-name="T1">TomatoCart</text:span><text:span text:style-name="T5"> es de código abierto carro de la compra de software utilizando el marco ExtJS RIA, que lo hace en segundo lugar a ninguno de usar para los usuarios. TomatoCart cubre casi todas las características de un carrito de la compra nunca podría tener y continúa avanzando con su plan de trabajo. TomatoCart difícilmente puede prescindir de estar al panel de administración de escritorio-y-múltiples ventanas con otro carro de la compra experiencia solución.</text:span></text:p>
          <text:p text:style-name="P10"/>
        </text:list-item>
        <text:list-item>
          <text:p text:style-name="P8"><text:span text:style-name="T1">Zen Cart</text:span><text:span text:style-name="T5"> verdaderamente es el arte del comercio electrónico; ,, de código abierto de software libre carrito de compras fácil de usar. El programa de diseño de sitios web de comercio electrónico está siendo desarrollado por un grupo de propietarios de ideas afines tienda, programadores, diseñadores y consultores que piensan que el diseño web de comercio electrónico puede ser y debe ser hecho de manera diferente.</text:span></text:p>
          <text:p text:style-name="P8"><text:span text:style-name="T5"/></text:p>
        </text:list-item>
        <text:list-item>
          <text:p text:style-name="P8"><text:span text:style-name="T1">Mantis Bug Tracker</text:span><text:span text:style-name="T5"> MantisBT es un sistema de seguimiento de errores basados en la popular web gratis. Está escrito en el lenguaje de scripting PHP y trabaja con MySQL, MS SQL y bases de datos PostgreSQL y un servidor web. MantisBT se puede instalar en Windows, Linux, Mac OS, OS / 2, y otros. Casi cualquier navegador web </text:span><text:soft-page-break/><text:span text:style-name="T5">debe ser capaz de funcionar como un cliente.</text:span></text:p>
          <text:p text:style-name="P8"><text:span text:style-name="T5"/></text:p>
        </text:list-item>
        <text:list-item>
          <text:p text:style-name="P8"><text:span text:style-name="T1">XMB</text:span><text:span text:style-name="T5"> es un foro de software PHP ligero, con todas las características que necesita para apoyar una creciente comunidad. Con apoyo de la comunidad excepcional y contribución, usted encontrará XMB para ser fácil de instalar, personalizar y mejorar.</text:span></text:p>
          <text:p text:style-name="P6"><text:span text:style-name="T5">i</text:span></text:p>
        </text:list-item>
        <text:list-item>
          <text:p text:style-name="P8"><text:span text:style-name="T1">Loaded 7</text:span><text:span text:style-name="T5"> es una aplicación web de comercio electrónico de respuesta. Sobre la base de una plataforma de comercio electrónico de 3ª generación, Loaded 7 incluye nueva plantilla de respuesta móvil en tanto administrador y catálogo.</text:span></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MX"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7T13:31:11.14</meta:creation-date>
    <dc:date>2015-04-24T19:28:34.51</dc:date>
    <meta:editing-duration>PT10H28M23S</meta:editing-duration>
    <meta:editing-cycles>14</meta:editing-cycles>
    <meta:generator>OpenOffice.org/3.4$Win32 OpenOffice.org_project/340m1$Build-9590</meta:generator>
    <meta:document-statistic meta:table-count="0" meta:image-count="0" meta:object-count="0" meta:page-count="9" meta:paragraph-count="75" meta:word-count="3769" meta:character-count="23039"/>
  </office:meta>
</office:document-meta>
</file>